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automatic-styles>
    <style:style style:name="P1" style:family="paragraph" style:parent-style-name="Standard">
      <style:text-properties fo:color="#c9211e" loext:opacity="100%"/>
    </style:style>
    <style:style style:name="P2" style:family="paragraph" style:parent-style-name="Standard">
      <style:text-properties fo:color="#c9211e" loext:opacity="100%" officeooo:rsid="00081703" officeooo:paragraph-rsid="00081703"/>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16pt" fo:font-weight="bold" officeooo:rsid="00087723" officeooo:paragraph-rsid="00087723" style:font-size-asian="16pt" style:font-weight-asian="bold" style:font-size-complex="16pt" style:font-weight-complex="bold"/>
    </style:style>
    <style:style style:name="P5" style:family="paragraph" style:parent-style-name="Standard">
      <style:text-properties fo:font-size="16pt" fo:font-weight="bold" officeooo:rsid="00087723" officeooo:paragraph-rsid="00093474" style:font-size-asian="16pt" style:font-weight-asian="bold" style:font-size-complex="16pt" style:font-weight-complex="bold"/>
    </style:style>
    <style:style style:name="P6" style:family="paragraph" style:parent-style-name="Standard">
      <style:text-properties officeooo:paragraph-rsid="00087723"/>
    </style:style>
    <style:style style:name="P7" style:family="paragraph" style:list-style-name="L1"/>
    <style:style style:name="P8" style:family="paragraph" style:list-style-name="L2"/>
    <style:style style:name="P9" style:family="paragraph" style:parent-style-name="Text_20_body">
      <style:text-properties fo:color="#ff0000" loext:opacity="100%"/>
    </style:style>
    <style:style style:name="T1" style:family="text">
      <style:text-properties officeooo:rsid="00081703"/>
    </style:style>
    <style:style style:name="T2" style:family="text">
      <style:text-properties loext:padding="0.049cm" loext:border="0.06pt solid #d9d9e3"/>
    </style:style>
    <style:style style:name="T3" style:family="text">
      <style:text-properties fo:color="#000000" loext:opacity="100%"/>
    </style:style>
    <style:style style:name="T4" style:family="text">
      <style:text-properties fo:color="#ff0000" loext:opacity="100%"/>
    </style:style>
    <style:style style:name="T5" style:family="text">
      <style:text-properties fo:color="#ff0000" loext:opacity="100%" fo:font-weight="bold" style:font-weight-asian="bold" style:font-weight-complex="bold"/>
    </style:style>
    <style:style style:name="T6" style:family="text">
      <style:text-properties fo:font-variant="normal" fo:text-transform="none" fo:color="#d1d5db" loext:opacity="100%" style:font-name="S hne" fo:font-size="12pt" fo:letter-spacing="normal" fo:font-style="normal" fo:font-weight="normal"/>
    </style:style>
    <style:style style:name="T7" style:family="text">
      <style:text-properties fo:font-variant="normal" fo:text-transform="none" fo:color="#d1d5db" loext:opacity="100%" fo:letter-spacing="normal"/>
    </style:style>
    <style:style style:name="T8" style:family="text">
      <style:text-properties officeooo:rsid="0009347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T NEXT LINE FONCTIONS</text:p>
      <text:p text:style-name="Standard"/>
      <text:p text:style-name="Standard"/>
      <text:p text:style-name="Standard"/>
      <text:p text:style-name="Standard"/>
      <text:p text:style-name="P4">--&gt; open</text:p>
      <text:p text:style-name="Standard"/>
      <text:p text:style-name="Text_20_body">La fonction <text:span text:style-name="Source_20_Text">open()</text:span> est une fonction standard de la bibliothèque C qui permet d'ouvrir un fichier en mode bas niveau. Cette fonction peut être utilisée pour ouvrir des fichiers en mode lecture, écriture ou lecture/écriture.</text:p>
      <text:p text:style-name="Text_20_body">La syntaxe générale de la fonction <text:span text:style-name="Source_20_Text">open()</text:span> est la suivante :</text:p>
      <text:p text:style-name="P1">int open(<text:span text:style-name="T3">const char *chemin_fichier</text:span>, int flags<text:span text:style-name="T1">,</text:span> <text:span text:style-name="T3">[ mode_t mode]</text:span>);</text:p>
      <text:p text:style-name="P2">---&gt;[mode_t mode] est facultatif, a remplir lorsque le flag "O_CREAT" est utilise</text:p>
      <text:p text:style-name="Standard"/>
      <text:p text:style-name="Text_20_body">Elle est définie dans l'en-tête <text:span text:style-name="Source_20_Text"><text:span text:style-name="T5">fcntl.h</text:span></text:span>. Cet en-tête <text:span text:style-name="T4">contient également les définitions des constantes utilisées par la fonction </text:span><text:span text:style-name="Source_20_Text">open()</text:span> pour spécifier le mode d'ouverture du fichier.</text:p>
      <text:p text:style-name="Text_20_body">Le premier argument de la fonction est un pointeur vers une chaîne de caractères qui contient le chemin d'accès et le nom du fichier à ouvrir. Le deuxième argument est un ensemble de drapeaux qui spécifient le mode d'ouverture du fichier. Il peut être constitué d'une combinaison binaire des valeurs suivantes :</text:p>
      <text:list xml:id="list2612514310" text:style-name="L1">
        <text:list-item>
          <text:p text:style-name="Text_20_body"><text:span text:style-name="Source_20_Text">O_RDONLY</text:span> : Ouvre le fichier en mode lecture seule.</text:p>
        </text:list-item>
        <text:list-item>
          <text:p text:style-name="Text_20_body"><text:span text:style-name="Source_20_Text">O_WRONLY</text:span> : Ouvre le fichier en mode écriture seule.</text:p>
        </text:list-item>
        <text:list-item>
          <text:p text:style-name="Text_20_body"><text:span text:style-name="Source_20_Text">O_RDWR</text:span> : Ouvre le fichier en mode lecture/écriture.</text:p>
        </text:list-item>
        <text:list-item>
          <text:p text:style-name="Text_20_body"><text:span text:style-name="Source_20_Text">O_CREAT</text:span> : Crée un nouveau fichier s'il n'existe pas.</text:p>
        </text:list-item>
        <text:list-item>
          <text:p text:style-name="Text_20_body"><text:span text:style-name="Source_20_Text">O_TRUNC</text:span> : Tronque le fichier à zéro octet s'il existe déjà.</text:p>
        </text:list-item>
        <text:list-item>
          <text:p text:style-name="Text_20_body"><text:span text:style-name="Source_20_Text">O_APPEND</text:span> : Ajoute des données à la fin du fichier plutôt que de le réécrire.</text:p>
        </text:list-item>
      </text:list>
      <text:p text:style-name="Text_20_body">Le troisième argument est facultatif et spécifie les autorisations d'accès au fichier si <text:span text:style-name="Source_20_Text">O_CREAT</text:span> est utilisé. Il peut être constitué d'une combinaison binaire de valeurs telles que <text:span text:style-name="Source_20_Text">S_IRUSR</text:span> (autorisation de lecture pour l'utilisateur), <text:span text:style-name="Source_20_Text">S_IWUSR</text:span> (autorisation d'écriture pour l'utilisateur), <text:span text:style-name="Source_20_Text">S_IRGRP</text:span> (autorisation de lecture pour le groupe), <text:span text:style-name="Source_20_Text">S_IWGRP</text:span> (autorisation d'écriture pour le groupe), etc.</text:p>
      <text:p text:style-name="Text_20_body">La fonction <text:span text:style-name="Source_20_Text">open()</text:span> renvoie un descripteur de fichier, qui est un entier qui identifie le fichier ouvert. Ce descripteur peut être utilisé pour effectuer des opérations sur le fichier, telles que la lecture, l'écriture et la fermeture.</text:p>
      <text:p text:style-name="Text_20_body">Il est important de noter que la fonction <text:span text:style-name="Source_20_Text">open()</text:span> est une fonction bas niveau et qu'elle ne fournit pas de flux pour les opérations d'E/S, contrairement à la fonction <text:span text:style-name="Source_20_Text">fopen()</text:span>. Elle nécessite donc l'utilisation de fonctions telles que <text:span text:style-name="Source_20_Text">read()</text:span> et <text:span text:style-name="Source_20_Text">write()</text:span> pour lire et écrire dans le fichier.</text:p>
      <text:p text:style-name="Standard"/>
      <text:p text:style-name="Standard"><text:soft-page-break/></text:p>
      <text:p text:style-name="Standard"/>
      <text:p text:style-name="Standard"/>
      <text:p text:style-name="P4">--&gt; read</text:p>
      <text:p text:style-name="P6"/>
      <text:p text:style-name="Text_20_body">La fonction <text:span text:style-name="Source_20_Text">read()</text:span> en C est une fonction système qui permet de lire des données à partir d'un fichier ouvert ou d'un descripteur de fichier. Elle fait partie de la bibliothèque standard de C et est définie dans l'en-tête <text:span text:style-name="Source_20_Text"><text:span text:style-name="T5">unistd.h</text:span></text:span>.</text:p>
      <text:p text:style-name="Text_20_body">La syntaxe générale de la fonction <text:span text:style-name="Source_20_Text">read()</text:span> est la suivante :</text:p>
      <text:p text:style-name="P9">ssize_t read(<text:span text:style-name="T3">int fd</text:span>, void *buf, <text:span text:style-name="T3">size_t count</text:span>);</text:p>
      <text:p text:style-name="Text_20_body">Les paramètres de la fonction <text:span text:style-name="Source_20_Text">read()</text:span> sont les suivants :</text:p>
      <text:list xml:id="list2559989297" text:style-name="L2">
        <text:list-item>
          <text:p text:style-name="Text_20_body"><text:span text:style-name="Source_20_Text">fd</text:span> : le descripteur de fichier à partir duquel les données doivent être lues. Ce doit être un descripteur de fichier valide qui a été <text:span text:style-name="T4">ouvert avec la fonction </text:span><text:span text:style-name="Source_20_Text"><text:span text:style-name="T4">open()</text:span></text:span><text:span text:style-name="T4"> ou un autre appel système équivalent.</text:span></text:p>
        </text:list-item>
        <text:list-item>
          <text:p text:style-name="Text_20_body"><text:span text:style-name="Source_20_Text">buf</text:span> : un pointeur vers une zone mémoire dans laquelle les données lues seront stockées.</text:p>
        </text:list-item>
        <text:list-item>
          <text:p text:style-name="Text_20_body"><text:span text:style-name="Source_20_Text">count</text:span> : le nombre maximal d'octets à lire.</text:p>
        </text:list-item>
      </text:list>
      <text:p text:style-name="Text_20_body">La fonction <text:span text:style-name="Source_20_Text">read()</text:span> renvoie le nombre d'octets lus, qui peut être inférieur ou égal à <text:span text:style-name="Source_20_Text">count</text:span>. Si la valeur de retour est 0, cela signifie que la fin du fichier a été atteinte. Si la valeur de retour est -1, cela indique une erreur.</text:p>
      <text:p text:style-name="Text_20_body">La fonction <text:span text:style-name="Source_20_Text">read()</text:span> peut être utilisée pour lire des données à partir de fichiers, de sockets, de tubes ou de tout autre type de descripteur de fichier. Elle est souvent utilisée en conjonction avec la fonction <text:span text:style-name="Source_20_Text">open()</text:span> pour ouvrir un fichier, puis avec des fonctions telles que <text:span text:style-name="Source_20_Text">write()</text:span> ou <text:span text:style-name="Source_20_Text">fprintf()</text:span> pour écrire les données dans un autre fichier ou dans la sortie standard.</text:p>
      <text:p text:style-name="Text_20_body">Il est important de noter que la fonction <text:span text:style-name="Source_20_Text">read()</text:span> peut retourner moins de données que ce qui est demandé, même si le fichier contient plus de données. Par conséquent, il est souvent nécessaire de l'appeler plusieurs fois pour lire toutes les données nécessaires.</text:p>
      <text:p text:style-name="Text_20_body"/>
      <text:p text:style-name="Text_20_body"/>
      <text:p text:style-name="Text_20_body"/>
      <text:p text:style-name="Text_20_body"/>
      <text:p text:style-name="Text_20_body"/>
      <text:p text:style-name="Text_20_body"/>
      <text:p text:style-name="P5">--&gt; <text:span text:style-name="T8">BUFFER_SIZE</text:span></text:p>
      <text:p text:style-name="Standard"/>
      <text:p text:style-name="Text_20_body"><text:span text:style-name="Source_20_Text">Dans la fonction get_next_line() de l'école 42, BUFFER_SIZE est une constante définie par l'utilisateur qui spécifie la taille du </text:span><text:soft-page-break/><text:span text:style-name="Source_20_Text">tampon de lecture utilisé pour lire le fichier d'entrée. Cette constante est généralement définie dans le fichier header de la fonction get_next_line().</text:span></text:p>
      <text:p text:style-name="Text_20_body">La constante <text:span text:style-name="Source_20_Text">BUFFER_SIZE</text:span> est utilisée pour déterminer le nombre maximum de caractères à lire dans chaque appel de la fonction <text:span text:style-name="Source_20_Text">read()</text:span>. Elle est utilisée pour allouer dynamiquement un tampon de taille suffisante pour stocker les données lues à partir du fichier, en fonction de la taille spécifiée.</text:p>
      <text:p text:style-name="Text_20_body">La valeur de <text:span text:style-name="Source_20_Text">BUFFER_SIZE</text:span> peut être ajustée en fonction des besoins de l'application. Si la valeur est trop petite, la fonction <text:span text:style-name="Source_20_Text">get_next_line()</text:span> peut avoir besoin de faire plusieurs appels à <text:span text:style-name="Source_20_Text">read()</text:span> pour lire une ligne complète, ce qui peut ralentir le programme. Si la valeur est trop grande, cela peut gaspiller de la mémoire et ralentir le traitement si le fichier est très grand.</text:p>
      <text:p text:style-name="Text_20_body"><text:span text:style-name="Source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09:30:36.692981319</meta:creation-date>
    <dc:date>2023-03-21T09:47:10.458842705</dc:date>
    <meta:editing-duration>PT6M23S</meta:editing-duration>
    <meta:editing-cycles>2</meta:editing-cycles>
    <meta:generator>LibreOffice/7.3.7.2$Linux_X86_64 LibreOffice_project/30$Build-2</meta:generator>
    <meta:document-statistic meta:table-count="0" meta:image-count="0" meta:object-count="0" meta:page-count="3" meta:paragraph-count="32" meta:word-count="795" meta:character-count="4775" meta:non-whitespace-character-count="4025"/>
  </office:meta>
</office:document-meta>
</file>